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Dependency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ustomTypeConverterWith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stableBeanFactoryTests.staticFactoryMethodFoun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structorDependencyWithClassResolution.ConstructorDependencyWithClass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istableBeanFactoryTests.autowireExistingBean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autowireWithNo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getBeanByTypeInstanceDefinedIn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ListableBeanFactoryTests.concurrentBeanDefinition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agerInit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WithUnsatisfiedConstructor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autowireBeanByTypeWithTwoMatchesAndOne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ithInitAndDestroyMethods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getBeanByTypeInstanceWithMultiple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aliasChai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autowireBeanByNameWithNo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ithFactoryMetho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Tests.getBeanByTypePrimaryHasPrecedenceOver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findTypeOfPrototypeFactoryMethodOnBeanInstance( boolean singlet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efaultListableBeanFactoryTests.prototypeExtends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ListableBeanFactoryTests.reference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circularReferenceThroughFactoryBean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emptyPropertiesPopu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ithFactoryMetho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lazyInit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ListableBeanFactoryTests.registerTestBea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Dependency.ConstructorDependency( int spouse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Factory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getBeanByTypeWithLate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lazy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applyBeanPropertyValuesWithIncomplet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circularReferenceThroughFactoryBeanType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resolveEmbedd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stableBeanFactoryTests.getBeanByTypeWith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beanDefinitionOverridingWith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getTypeWorksAfterParentChildMer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TypeConverter.CustomTypeConverter( NumberFormat number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multipleInitAndDestro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getBeanNamesForTypeWithPrototypeScoped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stableBeanFactoryTests.prototypeStringCreatedRepeated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getBeanByTypeWithLateRegistrationAgainstFroz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rayBean.get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ontainsBeanReturnsTrueEvenForAbstrac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createConstructorDependencyBeanDefinition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nowsIfInstantiated.KnowsIf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yFactoryBean.ConstructorDependencyFactoryBean( String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istableBeanFactoryTests.custom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autowireExistingBeanByNameWith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Dependenc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anReferenceParentBeanFromChildVia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ListableBeanFactoryTests.propertiesPopulationWi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getBeanByTypeInstanceWithNone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autowireBeanByNameWith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getBeanByTypeInstanceFiltersOutNonAutowire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removeTestBea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ithInitAndDestroyMethods.ini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simpl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ListableBeanFactoryTests.populatedJavaUtilOptional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Bean.ArrayBean( Integer [ ] integer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mergedBeanDefinitionChangesRetainedAfterFreez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KnowsIfInstantiated.clearInstantiation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findTypeOfSingletonFactoryMethodOn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prototypeFactoryBeanNotEagerly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ableBeanFactoryTests.smartIni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getBeanByTypeInstanceWithPrim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faultListableBeanFactoryTests.beanDefinitionOverriding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ListableBeanFactoryTests.circularReferenceThroug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autowireBeanWithFactoryBeanByTypeWith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ListableBeanFactoryTests.prototypeWithArrayConversionFor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stableBeanFactoryTests.registerExistingSingletonWithRefer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eanWithInitAndDestroyMethods.ini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gerInit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Factory.Tes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rrayProperty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autowireBeanWithFactoryBean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getBeanWithArgsNotCreatedForFactoryBean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ListableBeanFactoryTests.getTypeForAbstrac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registerExistingSingletonWith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ListableBeanFactoryTests.nonStaticFactoryMethodFoun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ListableBeanFactoryTests.getBeanNamesForTypeBeforeFactoryBean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implicitDependsOn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ListableBeanFactoryTests.referenceBy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beanDefinition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stableBeanFactoryTests.harmlessIgnorableRubb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stableBeanFactoryTests.getBeanByTypeWithAmbigu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arrayPropertyWithOptional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Bean.setResourceArray( Resource [ ] resourc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mapInjectionWith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getBeanProviderByTypeWithNullRequir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nit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ableBeanFactoryTests.beanPostProcessorWithWrappedObjectAndClos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toryBeanDependentBean.ge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nonStaticPrototypeFactoryMethodFoun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ListableBeanFactoryTests.autowireBean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autowireBean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self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prototypeFactoryBeanIgnore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nPublicEnumHolder.NonPublicEnumHolder( NonPublicEnum nonPublic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doubleArrayConstructor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lazyIni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arrayReference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Recipient.TestBeanRecipient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prototypeWithArrayConversionFor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toryBeanThatShouldntBeCalled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beanDefinitionOverridingWithConstructorArgument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ithInitAndDestroyMethods.destro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registerBeanDefinitions( Propertie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getBeanByTypeWithMultiple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nameAlreadyB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stableBeanFactoryTests.registerExistingSingletonWithNameOverri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ListableBeanFactoryTests.arrayConstructor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Dependenc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llTestBean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reat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Tests.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agerInitFactory.is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beanDefinitionRemo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constructorDependencyWithClass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arrayReference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unresolve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yBeanThatShouldntBeCalled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Converter.convertIfNecessary( Object value , @ Nullable Class required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ListableBeanFactoryTests.beanPostProcessorWithWrappedObjectAndDispos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emptyJavaUtilOptional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BeanThatShouldntBeCalled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beanReferenceWithNew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stableBeanFactoryTests.autowireWithSatisfiedJavaBean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agerInitFactory.isEager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destroyMethodOnInnerBeanAs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Bean.get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BeanByTypePrimaryTakesPrecedenceOver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dependsOn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uctorDependency.ConstructorDependency( TestBean spouse , TestBean other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nonInitializedFactoryBeanIgnore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ListableBeanFactoryTests.constructorDependencyWithUnresolvabl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getBeanByTypeInstanceWithAmbigu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faultListableBeanFactoryTests.getBeanByTypeDefinedIn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scopeInheritanceForChild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stableBeanFactoryTests.singleTestBean( ListableBeanFactory l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llTestBea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invalidAutowir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Factory.createTestBeanNon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reference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beanPostProcessorWithWrappedObjectAnd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stableBeanFactoryTests.autowireBeanByTypeWithTw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getBeanByTypeWithNone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Tests.customEditorWith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zyInit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nit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WithSatisfiedConstructor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autowireExistingBeanByTypeWithNo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Tests.configur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WithInitAndDestroyMethods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expressionIn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assertBeanNamesForType( Class &lt; ? &gt; type , boolean includeNonSingletons , boolean allowEagerInit , String ...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ListableBeanFactoryTests.prototypeCircleLeadsT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stableBeanFactoryTests.beanProviderWithParentBeanFactoryReuse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autowireBeanWithFactoryBean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Tests.destroyMethodOn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TypeConverter.convertIfNecessary( Object value , @ Nullable Class requiredType , @ Nullable MethodParameter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ConstructorDependency.UnsatisfiedConstructorDependency( TestBean t , SideEffectB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istableBeanFactoryTests.autowireBeanByTypeWithNo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ithFactoryMethod.createWithArgs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Tests.propertiesWithDotsI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beanDefinitionWithAbstra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stableBeanFactoryTests.autowireBeanByTypeWithTwoPrimary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yBeanThatShouldntBeCalled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ExistingBean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getFactoryBeanByTypeWith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ListableBeanFactoryTests.reregister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nPublicEnumHolder.getNonPublic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hatShouldntBeCalled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scopingBeanToUnregisteredScopeResultsInA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possib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fieldSettingWithInstantiationAwarePostProcessorWithShortCircu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propertiesPopulationWithNull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doubleArrayConstructorWithOptional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aliasCir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prototypeFactoryBeanNotEagerlyCalledInCaseOfBea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ableBeanFactoryTests.beanDefinition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llTestBea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nonPublic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stableBeanFactoryTests.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eanWithFactoryMethod.create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yWithClassResolution.ConstructorDependencyWithClassResolution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istableBeanFactoryTests.autowireBeanByTypeWith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ableBeanFactoryTests.autowireExistingBeanByNameWithNo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stableBeanFactoryTests.factoryBeanDidNotCreate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WithInitAndDestroyMethods.destro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resolveNamedBeanByTypeWithNullRequir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WithTwoMatchesForConstructor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getBeanByTypeWith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ructorDependency.ConstructorDependency( 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Bean.Arra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nowsIfInstantiated.was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DestroyMethod.setInner( BeanWithDestroyMethod i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Closeab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Bean.ArrayBean( Integer [ ] integerArray , Resource [ ] resourc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BeanDependentBean.setFactoryBean( final FactoryBean &lt; ? &gt; factory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utowireBeanByTypeWithTwoMatchesAnd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istableBeanFactoryTests.unreferencedSingletonWas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staticPrototypeFactoryMethodFoun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ListableBeanFactoryTests.fieldSettingWithInstantiationAwarePostProcessorNoShortCircu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reateBeanWithDispos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TypeConverter.convertIfNecessary( Object value , @ Nullable Class requiredType , @ Nullable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postProcessAfterInstanti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pendencies.No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istableBeanFactoryTests.getBeanByTypeWithNullRequir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registerExistingSingletonWithAlready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stableBeanFactoryTests.getBeanByTypeFiltersOutNonAutowire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getBeanByTypeWithMultiple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configureBean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stableBeanFactoryTests.autowireExistingBeanByTypeWithDepend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Tests.beanProvider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avoidCircularReferenceThroug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ithDestroyMethod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stableBeanFactoryTests.explicitScopeInheritanceForChild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registerBeanDefinitions( Properties p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extensiveCircularRefere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istableBeanFactoryTests.doTestFieldSettingWithInstantiationAwarePostProcessor( final boolean skipPropertyPopul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ListableBeanFactoryTests.initializedFactoryBeanFoun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efaultListableBeanFactoryTests.arrayReferenceBy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ListableBeanFactoryTests.findTypeOfPrototypeFactoryMethodOn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applyBeanProperty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getBeanNamesForTypeAfterFactoryBean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arrayConstructorWithOptional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DependencyBean.ConstructorDependencyBean( ConstructorDependencyBean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istableBeanFactoryTests.singletonFactoryBeanIgnoredByNonEagerTyp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agerInit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Dependenc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ustom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WithDisposable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Tests.canEscapeBeanReference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istableBeanFactoryTests.autowireBeanByTypeWithIdenticalPriorityCandi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istableBeanFactoryTests.getBeanByTypeWithPriorityAndNul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